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38.81pt"/>
    </style:style>
    <style:style style:name="co4" style:family="table-column">
      <style:table-column-properties fo:break-before="auto" style:column-width="51.96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88.2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f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file_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age_rang</text:p>
          </table:table-cell>
          <table:table-cell office:value-type="string" calcext:value-type="string">
            <text:p>age_rang2</text:p>
          </table:table-cell>
          <table:table-cell office:value-type="string" calcext:value-type="string">
            <text:p>file_name_ex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SIC_00305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521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ISIC_00312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2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ISIC_00283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318.jpg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ISIC_00159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955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SIC_00003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27.jpg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ISIC_00112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43.jpg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ISIC_00305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48.jpg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ISIC_00276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43.jpg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ISIC_00100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64.jpg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ISIC_00320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94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ISIC_00336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50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ISIC_00329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24.jpg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ISIC_00146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10.jpg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ISIC_00145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591.jpg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ISIC_0010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987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SIC_00245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525.jpg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ISIC_00267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732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ISIC_00101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44.jpg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ISIC_00304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71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SIC_00299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998.jpg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ISIC_00276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38.jpg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ISIC_0010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02.jpg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ISIC_00259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33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SIC_00133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70.jpg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ISIC_00260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26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SIC_00138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864.jpg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ISIC_00121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26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ISIC_00141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174.jpg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ISIC_00276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83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ISIC_00297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97.jpg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SIC_00146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657.jpg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SIC_00317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34.jpg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ISIC_00260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05.jpg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ISIC_00105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589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ISIC_00285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89.jpg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SIC_00277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41.jpg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ISIC_00315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96.jpg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SIC_00300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35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ISIC_00333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42.jpg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ISIC_00099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9975.jpg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ISIC_00294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92.jpg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ISIC_00327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710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ISIC_00159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ISIC_00245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54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ISIC_00296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20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ISIC_00133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95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SIC_00306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00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SIC_00272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234.jpg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ISIC_00287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740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ISIC_00325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94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ISIC_00111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24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ISIC_00317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782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SIC_00299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9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SIC_00253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00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ISIC_00106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92.jpg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ISIC_00101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178.jpg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ISIC_00342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58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ISIC_00258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840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ISIC_00101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74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SIC_0012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415.jpg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ISIC_00103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67.jpg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ISIC_00100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053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ISIC_00149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55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SIC_00291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198.jpg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ISIC_00320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02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SIC_00297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732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ISIC_00329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933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ISIC_00263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326.jpg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ISIC_00302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50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ISIC_00265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53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SIC_00274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4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ISIC_00250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03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ISIC_003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00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SIC_00253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69.jpg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SIC_00322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51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SIC_0010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2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SIC_00102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299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ISIC_00296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1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SIC_00254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23.jpg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SIC_00314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9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ISIC_00312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42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SIC_00112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98.jpg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ISIC_00151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132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ISIC_00146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651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ISIC_00141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181.jpg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ISIC_003156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6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ISIC_00322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229.jpg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SIC_00269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49.jpg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ISIC_00311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79.jpg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SIC_00105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563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SIC_00267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734.jpg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ISIC_00330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027.jpg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ISIC_00247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722.jpg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SIC_00327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748.jpg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ISIC_00272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296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SIC_00279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68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ISIC_00100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082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SIC_00284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72.jpg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ISIC_00300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71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ISIC_00112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218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ISIC_00099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72.jpg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ISIC_00106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27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ISIC_00253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64.jpg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SIC_00325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62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ISIC_00001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191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ISIC_00339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943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ISIC_00279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29.jpg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SIC_00296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85.jpg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ISIC_00339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96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SIC_00252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257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ISIC_00119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17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IC_00287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775.jpg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ISIC_00339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03.jpg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ISIC_00319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09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SIC_00248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813.jpg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SIC_00277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77.jpg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ISIC_00117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24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ISIC_00248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69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ISIC_003041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414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ISIC_00254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489.jpg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ISIC_00263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318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SIC_00131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128.jpg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SIC_00257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756.jpg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ISIC_00101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105.jpg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ISIC_0025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6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ISIC_0000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15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SIC_00284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07.jpg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ISIC_00101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93.jpg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ISIC_00279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44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ISIC_00260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50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ISIC_00278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85.jpg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ISIC_00308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41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SIC_0028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87.jpg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ISIC_00149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43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ISIC_00331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09.jpg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SIC_00250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07.jpg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SIC_00282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10.jpg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SIC_00316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52.jpg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ISIC_00101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54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ISIC_00246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694.jpg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ISIC_00276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34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SIC_00000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79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ISIC_00102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6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ISIC_00301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03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ISIC_00102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254.jpg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ISIC_00307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763.jpg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ISIC_00112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27.jp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ISIC_00318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835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ISIC_00254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86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ISIC_00335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594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ISIC_00131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174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ISIC_00331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01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ISIC_00142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274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ISIC_00146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684.jpg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ISIC_00307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49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IC_00268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885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ISIC_00288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62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SIC_00258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861.jpg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ISIC_00329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962.jpg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ISIC_00131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19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SIC_00328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86.jpg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SIC_00260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22.jpg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ISIC_00143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366.jpg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ISIC_00247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37.jpg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SIC_00102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262.jpg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ISIC_00305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97.jpg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ISIC_000019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196.jpg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SIC_00267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740.jpg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ISIC_00312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99.jpg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ISIC_00294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26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ISIC_00142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289.jpg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ISIC_00320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0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SIC_00111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195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SIC_0013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16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ISIC_00113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97.jpg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ISIC_00277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91.jpg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SIC_00338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843.jpg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SIC_00279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23.jpg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ISIC_00110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41.jpg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ISIC_00268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50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ISIC_00290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095.jpg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ISIC_00302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85.jpg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ISIC_00245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598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SIC_00301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159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SIC_00149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08.jpg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ISIC_00314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05.jpg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ISIC_00272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222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ISIC_00336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37.jpg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ISIC_00284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74.jpg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ISIC_00311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117.jpg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ISIC_00280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021.jpg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ISIC_00329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95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SIC_00325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29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ISIC_00249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33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ISIC_00159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53.jpg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ISIC_00137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708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SIC_00117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97.jpg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ISIC_00149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26.jpg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SIC_00102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49.jpg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ISIC_00302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18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ISIC_00334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84.jpg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ISIC_00301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169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ISIC_00003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08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ISIC_00337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02.jpg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ISIC_00159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18.jpg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ISIC_00306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60.jpg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SIC_00337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740.jpg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SIC_00245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536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SIC_00282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42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SIC_00134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492.jpg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ISIC_00273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25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SIC_00313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30.jpg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ISIC_00288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06.jpg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ISIC_00278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18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IC_00159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59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ISIC_00337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745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ISIC_00105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555.jpg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ISIC_00313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303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ISIC_00145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586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ISIC_00002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05.jpg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ISIC_00119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24.jpg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ISIC_00273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81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ISIC_00294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31.jpg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ISIC_00111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60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ISIC_00261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84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SIC_00125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547.jpg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ISIC_00331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111.jpg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ISIC_00108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865.jpg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ISIC_00123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64.jpg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ISIC_00306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67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ISIC_00256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09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ISIC_00294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445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ISIC_00342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81.jpg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ISIC_003286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65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SIC_00246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57.jpg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ISIC_00330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94.jp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ISIC_00299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909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ISIC_00112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97.jpg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ISIC_00160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55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ISIC_00242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294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IC_00337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52.jpg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SIC_00307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788.jpg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ISIC_00318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80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SIC_00303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56.jpg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ISIC_00111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100.jpg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ISIC_003417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171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ISIC_00251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76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ISIC_00117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93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SIC_00117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10.jpg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ISIC_00109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940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ISIC_00300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54.jpg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ISIC_00102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257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ISIC_00281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40.jpg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SIC_00289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934.jpg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ISIC_00313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11.jpg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ISIC_00128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800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SIC_00269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39.jpg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ISIC_00256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638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SIC_00255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82.jpg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ISIC_00289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98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SIC_00313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57.jpg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SIC_00128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871.jpg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ISIC_00269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97.jpg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ISIC_00107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707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ISIC_00003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19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SIC_00253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393.jpg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ISIC_00110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30.jpg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ISIC_00329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69.jpg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SIC_00108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38.jpg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ISIC_003104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042.jpg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ISIC_00107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53.jpg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SIC_00339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917.jpg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ISIC_00301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11.jp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ISIC_00301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01.jpg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ISIC_00330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090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ISIC_00323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94.jpg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ISIC_00142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249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ISIC_00252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26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ISIC_00337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753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SIC_00304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489.jpg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ISIC_00285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28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SIC_00308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809.jpg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SIC_00118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75.jpg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ISIC_00100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02.jpg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ISIC_00246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60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ISIC_00109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961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ISIC_00254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41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ISIC_00310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06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ISIC_00112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219.jpg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ISIC_00268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06.jpg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ISIC_00315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533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SIC_00301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78.jpg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SIC_00342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68.jpg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ISIC_00109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992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SIC_00330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96.jpg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ISIC_00102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276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ISIC_00266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09.jpg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ISIC_00263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358.jpg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ISIC_0025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62.jp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ISIC_00273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91.jpg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ISIC_00310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028.jpg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ISIC_0010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71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SIC_00291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88.jpg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ISIC_00341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133.jpg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SIC_00329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08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ISIC_0012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60.jpg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ISIC_00268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820.jpg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ISIC_00300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74.jpg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SIC_00134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494.jpg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SIC_00277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768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SIC_00268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59.jpg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ISIC_00133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371.jp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ISIC_00107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82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ISIC_0013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3176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SIC_00336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60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ISIC_00149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teral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921.jpg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ISIC_00104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475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SIC_00243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347.jpg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ISIC_00123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390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ISIC_00287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75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ISIC_00271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24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ISIC_00145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595.jpg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SIC_00149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52.jpg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ISIC_00116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690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ISIC_00257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37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SIC_00248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37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ISIC_00109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50.jpg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ISIC_00331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134.jpg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SIC_00291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82.jpg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SIC_00254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32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SIC_00327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786.jp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ISIC_00104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06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ISIC_00247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68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ISIC_0016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15.jpg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SIC_00281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79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ISIC_002556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66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ISIC_00251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43.jpg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ISIC_00338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823.jpg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ISIC_00103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58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SIC_00329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98.jpg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ISIC_00253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34.jpg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ISIC_0030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67.jpg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SIC_00260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88.jpg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ISIC_00286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27.jpg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ISIC_00124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459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ISIC_00331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21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ISIC_00293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328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SIC_00268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81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ISIC_00108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17.jpg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ISIC_00258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53.jpg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ISIC_00336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689.jpg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ISIC_00117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20.jpg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SIC_00274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409.jpg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ISIC_00297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28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SIC_00260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02.jpg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ISIC_00319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917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ISIC_00111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175.jpg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SIC_00253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61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ISIC_00277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01.jpg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ISIC_00333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6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SIC_00330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06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ISIC_00098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872.jpg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ISIC_00269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06.jpg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SIC_00301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182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SIC_002843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39.jpg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ISIC_00000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048.jpg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ISIC_00308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5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ISIC_00261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108.jpg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ISIC_00258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9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SIC_00310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086.jpg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ISIC_0029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33.jpg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SIC_001197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970.jpg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ISIC_00251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5171.jpg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ISIC_00332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25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SIC_00128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845.jpg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ISIC_00112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02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SIC_00311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21.jpg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ISIC_00281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167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SIC_0025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15.jpg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ISIC_00285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514.jpg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ISIC_00327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16.jpg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ISIC_00250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020.jpg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ISIC_00254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10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ISIC_00154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482.jpg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ISIC_003255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52.jpg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ISIC_00330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32.jpg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ISIC_00319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35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SIC_00278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07.jpg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ISIC_002515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59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ISIC_00264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436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ISIC_002779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94.jpg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ISIC_001499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99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ISIC_00264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455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ISIC_00295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532.jp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SIC_00251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74.jpg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SIC_00281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25.jpg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ISIC_00292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222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ISIC_00310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014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SIC_00252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24.jpg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ISIC_002967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70.jpg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ISIC_0015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87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ISIC_00245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587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ISIC_00121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64.jpg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ISIC_00306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58.jpg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ISIC_00266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69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SIC_003195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54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ISIC_00103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99.jpg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SIC_00328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11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ISIC_00290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088.jpg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ISIC_00254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83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ISIC_00295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58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ISIC_00146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38.jpg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ISIC_00113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37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IC_00313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13.jpg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ISIC_00275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592.jpg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ISIC_00121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116.jpg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ISIC_00302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35.jpg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SIC_00280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064.jpg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ISIC_00278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21.jpg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ISIC_00245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524.jpg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ISIC_00116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673.jpg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SIC_00108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21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SIC_002661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12.jpg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ISIC_00315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72.jpg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ISIC_00256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02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ISIC_00306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62.jpg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ISIC_00275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557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ISIC_00335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595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IC_00111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53.jpg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ISIC_00099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73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ISIC_00290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049.jpg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ISIC_0011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878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SIC_003218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184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ISIC_00105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574.jpg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SIC_00318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63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ISIC_00265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73.jpg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ISIC_00262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60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ISIC_00137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764.jpg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ISIC_00278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13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ISIC_00099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982.jpg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ISIC_00298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838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SIC_0027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415.jpg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ISIC_00279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975.jpg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ISIC_00120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35.jpg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ISIC_00105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504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SIC_00102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48.jpg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ISIC_002436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368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ISIC_00265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19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SIC_00279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961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ISIC_00244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78.jpg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SIC_00273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348.jpg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SIC_00341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138.jpg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SIC_00146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12.jpg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SIC_00292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219.jpg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ISIC_00320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32.jp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ISIC_00106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06.jpg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ISIC_0025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8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ISIC_00159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947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SIC_00129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945.jpg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ISIC_00102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30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SIC_00326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661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SIC_0033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159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SIC_00270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032.jpg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ISIC_00312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216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ISIC_000987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878.jpg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ISIC_00126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690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ISIC_002707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075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SIC_00289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982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ISIC_00275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548.jpg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SIC_002797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77.jpg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ISIC_00313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33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SIC_00258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69.jpg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ISIC_00325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65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ISIC_00100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87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ISIC_00316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61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SIC_00311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176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ISIC_00003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SIC_00285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569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ISIC_00334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445.jpg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SIC_00246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14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ISIC_00252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58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SIC_00138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841.jpg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ISIC_00104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422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ISIC_00286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648.jpg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ISIC_0032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18.jpg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ISIC_00246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13.jpg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SIC_00255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18.jpg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ISIC_00140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073.jpg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ISIC_00246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07.jpg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ISIC_0033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726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ISIC_00151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ateral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152.jpg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SIC_00114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25.jpg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ISIC_00260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025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SIC_00284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83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ISIC_00316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693.jpg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ISIC_00318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64.jpg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ISIC_00296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26.jpg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ISIC_00271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103.jpg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SIC_00330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015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SIC_001004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44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ISIC_00253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395.jpg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ISIC_002580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06.jpg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SIC_00292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208.jpg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ISIC_00252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237.jpg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ISIC_00288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01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ISIC_00277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23.jpg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ISIC_00113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16.jpg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SIC_003093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39.jpg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ISIC_00002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232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ISIC_00114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401.jpg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ISIC_00316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75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SIC_00315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89.jpg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ISIC_00318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89.jpg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ISIC_00137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789.jpg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ISIC_00267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710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ISIC_001445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458.jpg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ISIC_00328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892.jpg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ISIC_00341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418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SIC_00114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43.jpg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ISIC_002794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46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SIC_00295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511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SIC_00145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597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ISIC_000998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987.jpg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ISIC_00303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03.jp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ISIC_0025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76.jpg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ISIC_00139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948.jpg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ISIC_00267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703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ISIC_0000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32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ISIC_00258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54.jpg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ISIC_00267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782.jpg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ISIC_00299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85.jpg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ISIC_00247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56.jpg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SIC_00296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653.jpg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ISIC_00324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449.jpg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ISIC_00120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036.jpg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SIC_00287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729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SIC_00127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737.jpg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ISIC_00268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836.jpg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ISIC_00329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995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SIC_00261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23.jpg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ISIC_00011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1149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ISIC_00318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843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SIC_00276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633.jpg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ISIC_00242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213.jpg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ISIC_00255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532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ISIC_00271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186.jpg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ISIC_001279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790.jpg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ISIC_002926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26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ISIC_002590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05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SIC_00099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929.jpg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SIC_00245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57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ISIC_00105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524.jpg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ISIC_003225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54.jpg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ISIC_00311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1164.jpg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SIC_001095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56.jp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ISIC_0011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384.jpg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ISIC_00257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740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ISIC_001011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112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ISIC_00104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434.jpg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ISIC_00323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33.jpg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ISIC_000026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260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SIC_00140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069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ISIC_00265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57.jpg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SIC_00117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779.jpg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SIC_00338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861.jp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ISIC_00122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233.jpg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ISIC_00291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52.jpg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ISIC_00322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74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ISIC_002894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949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ISIC_00302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221.jpg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ISIC_00133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83.jpg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ISIC_00315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48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IC_00305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17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ISIC_00265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09.jpg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ISIC_00159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27.jpg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SIC_00146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07.jpg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ISIC_00325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61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ISIC_001014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142.jpg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ISIC_0010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384.jpg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ISIC_00247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735.jpg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ISIC_00128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879.jpg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ISIC_00320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69.jpg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ISIC_00246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9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IC_00277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7779.jpg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ISIC_00150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016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ISIC_00119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937.jpg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ISIC_00160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27.jpg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ISIC_00117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723.jpg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ISIC_00103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95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ISIC_00270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000.jpg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ISIC_001605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6050.jpg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ISIC_00003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315.jpg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SIC_00246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85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ISIC_002915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59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SIC_002671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718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ISIC_001062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629.jpg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ISIC_00137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762.jpg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ISIC_001075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SIC_00303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32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ISIC_001089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892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ISIC_00304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496.jpg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ISIC_00246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697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ISIC_00323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363.jpg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SIC_00118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848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ISIC_00251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133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ISIC_00340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017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SIC_00148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820.jpg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ISIC_00325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573.jpg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ISIC_00002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225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SIC_00101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118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ISIC_00135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523.jpg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ISIC_001005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057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ISIC_001134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345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ISIC_00110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78.jpg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ISIC_00107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19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ISIC_00326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650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SIC_00121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136.jpg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ISIC_00110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10.jpg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ISIC_00149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974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ISIC_00118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teral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881.jpg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ISIC_00260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029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ISIC_00101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125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ISIC_002999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993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SIC_00328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03.jpg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SIC_00112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280.jpg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ISIC_00110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17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ISIC_00248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27.jpg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ISIC_003320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08.jpg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ISIC_00282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278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ISIC_00314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3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ISIC_00123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35.jpg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ISIC_002567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672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SIC_001269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699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ISIC_00252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20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IC_002950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504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ISIC_00278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34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SIC_00143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353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IC_001079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79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ISIC_00293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22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SIC_003157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74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SIC_002623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32.jpg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ISIC_0030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048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ISIC_001090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02.jpg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SIC_00325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54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ISIC_00299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49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ISIC_00102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272.jpg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ISIC_003275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753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SIC_00130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07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SIC_00242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27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ISIC_00252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298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ISIC_002448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86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ISIC_00244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458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ISIC_00141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156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SIC_00246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08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SIC_00313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397.jpg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ISIC_002468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683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ISIC_002940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9402.jpg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ISIC_002757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575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SIC_00262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209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ISIC_00103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333.jpg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ISIC_00326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2698.jpg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ISIC_00320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73.jpg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SIC_002668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689.jpg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ISIC_00281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50.jpg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SIC_00100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050.jpg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SIC_001130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00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ISIC_00145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576.jpg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SIC_00284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415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ISIC_00139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969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ISIC_003239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91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ISIC_00103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335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ISIC_003313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133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SIC_00262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237.jpg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ISIC_00320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008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SIC_003342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25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ISIC_00305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530.jpg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SIC_002798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8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ISIC_003090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901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IC_001468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682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ISIC_00129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969.jpg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ISIC_00246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674.jpg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ISIC_00113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373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ISIC_00319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07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ISIC_002546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463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ISIC_00321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21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ISIC_0029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74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SIC_00150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5037.jpg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ISIC_001282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2828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ISIC_00101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124.jpg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ISIC_00341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179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ISIC_00250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017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SIC_00111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89.jpg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ISIC_00103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30.jpg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ISIC_002775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7751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ISIC_001340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405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SIC_00298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855.jpg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ISIC_00325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550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SIC_00150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060.jpg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ISIC_00287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703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ISIC_00269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71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ISIC_00286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661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ISIC_00117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707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ISIC_002731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15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SIC_0014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4964.jpg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SIC_00143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397.jpg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ISIC_00246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4655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SIC_00321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41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SIC_001460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03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ISIC_00303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0384.jpg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ISIC_00137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737.jpg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ISIC_00263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6309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ISIC_00300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022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SIC_003163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636.jpg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ISIC_003358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588.jpg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SIC_00301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122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ISIC_00115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533.jpg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ISIC_00323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24.jpg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SIC_003211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115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SIC_001462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622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ISIC_003381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816.jpg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ISIC_00243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369.jpg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ISIC_00133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314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ISIC_00119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64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ISIC_00277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33.jpg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ISIC_002594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43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ISIC_003054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543.jpg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ISIC_00125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10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SIC_00318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820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ISIC_003249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490.jpg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ISIC_001591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5919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SIC_002680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804.jpg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ISIC_002956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569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ISIC_002599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97.jpg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ISIC_00139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935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SIC_001194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46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ISIC_001144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449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ISIC_00103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378.jpg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ISIC_00316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76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SIC_00279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36.jpg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ISIC_00114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467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ISIC_00160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6071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SIC_00308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838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SIC_00283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8355.jpg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ISIC_002445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45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ISIC_000031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0310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ISIC_00316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641.jpg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ISIC_000995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9956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SIC_00248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806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ISIC_003288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881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SIC_001171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711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ISIC_003093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0937.jpg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ISIC_00294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83.jpg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ISIC_00341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127.jpg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ISIC_00141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151.jpg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ISIC_002565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53.jpg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SIC_001287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876.jpg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ISIC_00152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241.jpg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ISIC_002973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735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ISIC_00291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131.jpg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ISIC_00122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235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ISIC_002429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4293.jpg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ISIC_003146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469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ISIC_00275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52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ISIC_001004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048.jpg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ISIC_00119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11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ISIC_002650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08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ISIC_001068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689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ISIC_002937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373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ISIC_003196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68.jpg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ISIC_000988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9881.jpg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ISIC_002767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79.jpg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SIC_000016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161.jpg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ISIC_003039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395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SIC_00327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772.jpg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SIC_002622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227.jpg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SIC_002734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45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SIC_001094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941.jpg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ISIC_003046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464.jpg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ISIC_000036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367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SIC_002784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41.jpg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ISIC_00105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529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ISIC_00277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782.jpg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ISIC_002509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5095.jpg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ISIC_00330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011.jpg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ISIC_00279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09.jpg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ISIC_00262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26288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ISIC_00256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625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ISIC_002761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614.jpg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ISIC_00322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257.jpg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ISIC_001160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607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ISIC_003345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51.jpg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ISIC_00329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980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ISIC_001118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183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SIC_001021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16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ISIC_001408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082.jpg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ISIC_00123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374.jpg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ISIC_001048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0480.jpg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ISIC_00267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72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ISIC_000035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00358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SIC_002480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803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SIC_00306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0640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SIC_00105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547.jpg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ISIC_00299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ISIC_002581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17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ISIC_00125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506.jpg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ISIC_003197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974.jpg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SIC_002519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91.jpg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ISIC_003156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63.jpg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SIC_003311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113.jpg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ISIC_002493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4937.jpg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ISIC_003235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350.jpg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SIC_00113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323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SIC_001091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913.jpg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ISIC_001044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448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ISIC_001131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311.jpg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ISIC_0033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418.jpg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ISIC_00294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9484.jpg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SIC_00287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727.jpg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ISIC_00104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418.jpg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ISIC_00332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3223.jpg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ISIC_00259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934.jpg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ISIC_00135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573.jpg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ISIC_003413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4131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SIC_003428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4284.jpg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ISIC_000037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00372.jpg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ISIC_00332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44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SIC_00119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1967.jpg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ISIC_00102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297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SIC_002619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98.jpg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ISIC_002798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98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SIC_00106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21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ISIC_001368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3685.jpg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ISIC_001320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201.jpg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ISIC_00269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938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ISIC_00332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221.jpg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ISIC_001396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3962.jpg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ISIC_002787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79.jpg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ISIC_00261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62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ISIC_001447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4473.jpg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ISIC_00287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738.jpg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SIC_003338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386.jpg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ISIC_00278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809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ISIC_001060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0607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SIC_003277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2771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ISIC_00140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031.jpg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ISIC_000999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09997.jpg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ISIC_001009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0094.jpg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ISIC_003156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1562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ISIC_00122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2230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ISIC_00110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71-8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009.jpg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ISIC_001416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alignan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4160.jpg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ISIC_002651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518.jpg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ISIC_002948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488.jpg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ISIC_001272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2726.jpg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ISIC_003357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3578.jpg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ISIC_00251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129.jpg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ISIC_002588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5880.jpg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ISIC_002616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6164.jpg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ISIC_00299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osterior torso</text:p>
          </table:table-cell>
          <table:table-cell office:value-type="string" calcext:value-type="string">
            <text:p>81-9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9920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ISIC_003364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33647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SIC_003279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21-3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32798.jpg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ISIC_0016006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6006.jpg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ISIC_002819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199.jpg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ISIC_0028855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31-4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855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ISIC_001106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11-20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ISIC_0011061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ISIC_001544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upper extremity</text:p>
          </table:table-cell>
          <table:table-cell office:value-type="string" calcext:value-type="string">
            <text:p>41-5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15447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ISIC_001197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11976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SIC_002865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enig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2865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ISIC_0028067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terior torso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8067.jpg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SIC_0031709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ign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ad/neck</text:p>
          </table:table-cell>
          <table:table-cell office:value-type="string" calcext:value-type="string">
            <text:p>61-70</text:p>
          </table:table-cell>
          <table:table-cell office:value-type="string" calcext:value-type="string">
            <text:p>61&gt;91</text:p>
          </table:table-cell>
          <table:table-cell office:value-type="string" calcext:value-type="string">
            <text:p>ISIC_0031709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ISIC_002730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enig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ower extremity</text:p>
          </table:table-cell>
          <table:table-cell office:value-type="string" calcext:value-type="string">
            <text:p>51-60</text:p>
          </table:table-cell>
          <table:table-cell office:value-type="string" calcext:value-type="string">
            <text:p>31-60</text:p>
          </table:table-cell>
          <table:table-cell office:value-type="string" calcext:value-type="string">
            <text:p>ISIC_0027309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681" meta:object-count="0"/>
    <meta:generator>LibreOffice/6.0.7.3$Linux_X86_64 LibreOffice_project/00m0$Build-3</meta:generator>
  </office:meta>
</office:document-meta>
</file>